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21.111111" calcext:value-type="float">
            <text:p>21.111111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12.222222" calcext:value-type="float">
            <text:p>12.222222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13.333333" calcext:value-type="float">
            <text:p>13.333333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1.111111" calcext:value-type="float">
            <text:p>11.111111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5.555556" calcext:value-type="float">
            <text:p>15.555556</text:p>
          </table:table-cell>
          <table:table-cell office:value-type="float" office:value="25.555556" calcext:value-type="float">
            <text:p>25.555556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2.222222" calcext:value-type="float">
            <text:p>12.222222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17.777778" calcext:value-type="float">
            <text:p>17.777778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.222222" calcext:value-type="float">
            <text:p>2.222222</text:p>
          </table:table-cell>
          <table:table-cell table:number-columns-repeated="2" office:value-type="float" office:value="4.444444" calcext:value-type="float">
            <text:p>4.444444</text:p>
          </table:table-cell>
          <table:table-cell office:value-type="float" office:value="13.333333" calcext:value-type="float">
            <text:p>13.333333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11.111111" calcext:value-type="float">
            <text:p>11.11111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table:number-columns-repeated="2" office:value-type="float" office:value="2.222222" calcext:value-type="float">
            <text:p>2.2222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2.222222" calcext:value-type="float">
            <text:p>12.222222</text:p>
          </table:table-cell>
          <table:table-cell office:value-type="float" office:value="15.555556" calcext:value-type="float">
            <text:p>15.555556</text:p>
          </table:table-cell>
          <table:table-cell office:value-type="float" office:value="22.222222" calcext:value-type="float">
            <text:p>22.2222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5.555556" calcext:value-type="float">
            <text:p>15.555556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.333333" calcext:value-type="float">
            <text:p>3.333333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2.222222" calcext:value-type="float">
            <text:p>2.222222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6.666667" calcext:value-type="float">
            <text:p>6.666667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7.777778" calcext:value-type="float">
            <text:p>7.777778</text:p>
          </table:table-cell>
          <table:table-cell table:number-columns-repeated="2" office:value-type="float" office:value="14.444444" calcext:value-type="float">
            <text:p>14.444444</text:p>
          </table:table-cell>
          <table:table-cell office:value-type="float" office:value="18.888889" calcext:value-type="float">
            <text:p>18.888889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14.444444" calcext:value-type="float">
            <text:p>14.444444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2.222222" calcext:value-type="float">
            <text:p>2.2222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25.555556" calcext:value-type="float">
            <text:p>25.555556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.111111" calcext:value-type="float">
            <text:p>1.111111</text:p>
          </table:table-cell>
          <table:table-cell table:number-columns-repeated="3"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5.555556" calcext:value-type="float">
            <text:p>5.555556</text:p>
          </table:table-cell>
          <table:table-cell table:number-columns-repeated="2" office:value-type="float" office:value="12.222222" calcext:value-type="float">
            <text:p>12.222222</text:p>
          </table:table-cell>
          <table:table-cell office:value-type="float" office:value="17.777778" calcext:value-type="float">
            <text:p>17.777778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table:number-columns-repeated="2" office:value-type="float" office:value="4.444444" calcext:value-type="float">
            <text:p>4.444444</text:p>
          </table:table-cell>
          <table:table-cell office:value-type="float" office:value="12.222222" calcext:value-type="float">
            <text:p>12.222222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444444" calcext:value-type="float">
            <text:p>4.444444</text:p>
          </table:table-cell>
          <table:table-cell table:number-columns-repeated="2" office:value-type="float" office:value="5.555556" calcext:value-type="float">
            <text:p>5.555556</text:p>
          </table:table-cell>
          <table:table-cell office:value-type="float" office:value="15.555556" calcext:value-type="float">
            <text:p>15.555556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table:number-columns-repeated="2"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6.666667" calcext:value-type="float">
            <text:p>6.66666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6.666667" calcext:value-type="float">
            <text:p>6.666667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6.666667" calcext:value-type="float">
            <text:p>6.66666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10" calcext:value-type="float">
            <text:p>10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4.444444" calcext:value-type="float">
            <text:p>4.444444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8.888889" calcext:value-type="float">
            <text:p>8.8888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.444444" calcext:value-type="float">
            <text:p>14.444444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Average for layer (30 trials)</text:p>
          </table:table-cell>
          <table:table-cell table:formula="of:=AVERAGE([.B1:.B30])" office:value-type="float" office:value="0" calcext:value-type="float">
            <text:p>0</text:p>
          </table:table-cell>
          <table:table-cell table:formula="of:=AVERAGE([.C1:.C30])" office:value-type="float" office:value="0" calcext:value-type="float">
            <text:p>0</text:p>
          </table:table-cell>
          <table:table-cell table:formula="of:=AVERAGE([.D1:.D30])" office:value-type="float" office:value="0.0740740666666667" calcext:value-type="float">
            <text:p>0.0740740666666667</text:p>
          </table:table-cell>
          <table:table-cell table:formula="of:=AVERAGE([.E1:.E30])" office:value-type="float" office:value="0.259259233333333" calcext:value-type="float">
            <text:p>0.259259233333333</text:p>
          </table:table-cell>
          <table:table-cell table:formula="of:=AVERAGE([.F1:.F30])" office:value-type="float" office:value="0.7777777" calcext:value-type="float">
            <text:p>0.7777777</text:p>
          </table:table-cell>
          <table:table-cell table:formula="of:=AVERAGE([.G1:.G30])" office:value-type="float" office:value="2.14814803333333" calcext:value-type="float">
            <text:p>2.14814803333333</text:p>
          </table:table-cell>
          <table:table-cell table:formula="of:=AVERAGE([.H1:.H30])" office:value-type="float" office:value="3.14814813333333" calcext:value-type="float">
            <text:p>3.14814813333333</text:p>
          </table:table-cell>
          <table:table-cell table:formula="of:=AVERAGE([.I1:.I30])" office:value-type="float" office:value="5.66666663333333" calcext:value-type="float">
            <text:p>5.66666663333333</text:p>
          </table:table-cell>
          <table:table-cell table:formula="of:=AVERAGE([.J1:.J30])" office:value-type="float" office:value="8.0370371" calcext:value-type="float">
            <text:p>8.0370371</text:p>
          </table:table-cell>
          <table:table-cell table:formula="of:=AVERAGE([.K1:.K30])" office:value-type="float" office:value="12.0000000333333" calcext:value-type="float">
            <text:p>12.0000000333333</text:p>
          </table:table-cell>
        </table:table-row>
        <table:table-row table:style-name="ro1">
          <table:table-cell office:value-type="string" calcext:value-type="string">
            <text:p>Standard Deviation For Layer (30 trials)</text:p>
          </table:table-cell>
          <table:table-cell table:formula="of:=STDEVP([.B1:.B30])" office:value-type="float" office:value="0" calcext:value-type="float">
            <text:p>0</text:p>
          </table:table-cell>
          <table:table-cell table:formula="of:=STDEVP([.C1:.C30])" office:value-type="float" office:value="0" calcext:value-type="float">
            <text:p>0</text:p>
          </table:table-cell>
          <table:table-cell table:formula="of:=STDEVP([.D1:.D30])" office:value-type="float" office:value="0.277159778711719" calcext:value-type="float">
            <text:p>0.277159778711719</text:p>
          </table:table-cell>
          <table:table-cell table:formula="of:=STDEVP([.E1:.E30])" office:value-type="float" office:value="0.55059508373006" calcext:value-type="float">
            <text:p>0.55059508373006</text:p>
          </table:table-cell>
          <table:table-cell table:formula="of:=STDEVP([.F1:.F30])" office:value-type="float" office:value="1.0403385556097" calcext:value-type="float">
            <text:p>1.0403385556097</text:p>
          </table:table-cell>
          <table:table-cell table:formula="of:=STDEVP([.G1:.G30])" office:value-type="float" office:value="2.18361526078499" calcext:value-type="float">
            <text:p>2.18361526078499</text:p>
          </table:table-cell>
          <table:table-cell table:formula="of:=STDEVP([.H1:.H30])" office:value-type="float" office:value="2.84125023583041" calcext:value-type="float">
            <text:p>2.84125023583041</text:p>
          </table:table-cell>
          <table:table-cell table:formula="of:=STDEVP([.I1:.I30])" office:value-type="float" office:value="4.27789799148069" calcext:value-type="float">
            <text:p>4.27789799148069</text:p>
          </table:table-cell>
          <table:table-cell table:formula="of:=STDEVP([.J1:.J30])" office:value-type="float" office:value="4.62310658951287" calcext:value-type="float">
            <text:p>4.62310658951287</text:p>
          </table:table-cell>
          <table:table-cell table:formula="of:=STDEVP([.K1:.K30])" office:value-type="float" office:value="6.74277545570744" calcext:value-type="float">
            <text:p>6.74277545570744</text:p>
          </table:table-cell>
        </table:table-row>
        <table:table-row table:style-name="ro1">
          <table:table-cell office:value-type="string" calcext:value-type="string">
            <text:p>Standard Deviation Average (30 trials)</text:p>
          </table:table-cell>
          <table:table-cell table:formula="of:=AVERAGE([.B52:.K52])" office:value-type="float" office:value="2.25367389513679" calcext:value-type="float">
            <text:p>2.2536738951367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11:51:02.910000000</meta:creation-date>
    <dc:date>2022-10-21T22:10:48.264000000</dc:date>
    <meta:editing-duration>PT3H50M6S</meta:editing-duration>
    <meta:editing-cycles>5</meta:editing-cycles>
    <meta:generator>LibreOffice/7.3.4.2$Windows_X86_64 LibreOffice_project/728fec16bd5f605073805c3c9e7c4212a0120dc5</meta:generator>
    <meta:document-statistic meta:table-count="1" meta:cell-count="424" meta:object-count="0"/>
  </office:meta>
</office:document-meta>
</file>